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700000131135FC4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cm" svg:height="20cm" svg:x="0.6cm" svg:y="0.6cm">
          <draw:image xlink:href="Pictures/100000000000012700000131135FC4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4T14:53:40</meta:creation-date>
    <dc:date>2014-10-24T14:54:57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